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officeooo:rsid="0002b230" officeooo:paragraph-rsid="0002b230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2b230" officeooo:paragraph-rsid="0002b23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2b230" officeooo:paragraph-rsid="0002e06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2b230" officeooo:paragraph-rsid="0002b230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04b01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837af" officeooo:paragraph-rsid="000837a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2b230" officeooo:paragraph-rsid="0002e068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2b230" officeooo:paragraph-rsid="0004b011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8pt" fo:font-weight="normal" officeooo:rsid="0002b230" officeooo:paragraph-rsid="0004b011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24pt" fo:font-weight="normal" officeooo:rsid="0002b230" officeooo:paragraph-rsid="0004b011" style:font-size-asian="24pt" style:font-weight-asian="normal" style:font-size-complex="2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04b01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837af" officeooo:paragraph-rsid="000837af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08b86e" officeooo:paragraph-rsid="0008b86e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7.504cm"/>
        </style:tab-stops>
      </style:paragraph-properties>
      <style:text-properties fo:font-size="20pt" fo:font-weight="bold" officeooo:rsid="0008b86e" officeooo:paragraph-rsid="0008b86e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040c28" loext:opacity="100%" style:font-name="Google Sans" fo:font-size="15pt" fo:letter-spacing="normal" fo:font-style="normal" fo:font-weight="normal"/>
    </style:style>
    <style:style style:name="T2" style:family="text">
      <style:text-properties fo:font-variant="normal" fo:text-transform="none" fo:color="#202124" loext:opacity="100%" style:font-name="Google Sans" fo:font-size="15pt" fo:letter-spacing="normal" fo:font-style="normal" fo:font-weight="normal"/>
    </style:style>
    <style:style style:name="T3" style:family="text">
      <style:text-properties fo:font-variant="normal" fo:text-transform="none" fo:color="#202124" loext:opacity="100%" fo:letter-spacing="normal" fo:font-style="normal" officeooo:rsid="0002e068"/>
    </style:style>
    <style:style style:name="T4" style:family="text">
      <style:text-properties fo:font-variant="normal" fo:text-transform="none" fo:color="#202124" loext:opacity="100%" fo:letter-spacing="normal" fo:font-style="normal" officeooo:rsid="0004b011"/>
    </style:style>
    <style:style style:name="T5" style:family="text">
      <style:text-properties fo:font-variant="normal" fo:text-transform="none" fo:color="#202124" loext:opacity="100%" fo:font-size="15pt" fo:letter-spacing="normal" fo:font-style="normal" fo:font-weight="normal" officeooo:rsid="0002e068"/>
    </style:style>
    <style:style style:name="T6" style:family="text">
      <style:text-properties fo:font-variant="normal" fo:text-transform="none" fo:color="#202124" loext:opacity="100%" fo:font-size="24pt" fo:letter-spacing="normal" fo:font-style="normal" officeooo:rsid="0002e068" style:font-size-asian="24pt" style:font-size-complex="24pt"/>
    </style:style>
    <style:style style:name="T7" style:family="text">
      <style:text-properties fo:font-variant="normal" fo:text-transform="none" fo:color="#202124" loext:opacity="100%" style:font-name="Liberation Serif" fo:font-size="24pt" fo:letter-spacing="normal" fo:font-style="normal" officeooo:rsid="0004b011" style:font-size-asian="24pt" style:font-size-complex="24pt"/>
    </style:style>
    <style:style style:name="T8" style:family="text">
      <style:text-properties fo:font-variant="normal" fo:text-transform="none" fo:color="#202124" loext:opacity="100%" style:font-name="Liberation Serif" fo:font-size="18pt" fo:letter-spacing="normal" fo:font-style="normal" style:font-size-asian="18pt" style:font-size-complex="18pt"/>
    </style:style>
    <style:style style:name="T9" style:family="text">
      <style:text-properties fo:font-variant="normal" fo:text-transform="none" fo:color="#202124" loext:opacity="100%" style:font-name="Liberation Serif" fo:font-size="18pt" fo:letter-spacing="normal" fo:font-style="normal" officeooo:rsid="00064ab7" style:font-size-asian="18pt" style:font-size-complex="18pt"/>
    </style:style>
    <style:style style:name="T10" style:family="text">
      <style:text-properties fo:font-variant="normal" fo:text-transform="none" fo:color="#202124" loext:opacity="100%" style:font-name="Liberation Serif" fo:font-size="18pt" fo:letter-spacing="normal" fo:font-style="normal" officeooo:rsid="0008b86e" style:font-size-asian="18pt" style:font-size-complex="18pt"/>
    </style:style>
    <style:style style:name="T11" style:family="text">
      <style:text-properties fo:font-variant="normal" fo:text-transform="none" fo:color="#202124" loext:opacity="100%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202124" loext:opacity="100%" style:font-name="Liberation Serif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LLYING</text:p>
      <text:p text:style-name="P1">NA</text:p>
      <text:p text:style-name="P1">ESCOLA</text:p>
      <text:p text:style-name="P4"/>
      <text:p text:style-name="P2">- O QUE É BULLYING?</text:p>
      <text:p text:style-name="P4"/>
      <text:p text:style-name="P3"><text:span text:style-name="T1">Bullying</text:span><text:span text:style-name="T2"> é uma prática sistemática e repetitiva de atos de violência física e psicológica, tais como intimidação, humilhação, xingamentos e agressão física, de uma pessoa ou grupo contra um indivíduo.</text:span></text:p>
      <text:p text:style-name="P7"><text:span text:style-name="T5"/></text:p>
      <text:p text:style-name="P8"><text:span text:style-name="T3">- EXEMPLOS <text:s/>DE MUSICA SOBRE O BULLYING:</text:span></text:p>
      <text:p text:style-name="P9"><text:span text:style-name="T6">.</text:span><text:span text:style-name="T3">Sabe Como É (Bullying) </text:span><text:span text:style-name="T4">Manu silva</text:span></text:p>
      <text:p text:style-name="P11"><text:span text:style-name="T7">.</text:span><text:span text:style-name="T9">Sai pra lá (Bullying) Cristina Mel</text:span></text:p>
      <text:p text:style-name="P5"><text:span text:style-name="T9"/></text:p>
      <text:p text:style-name="P6"><text:span text:style-name="T9">- </text:span><text:span text:style-name="T8">CONSEQUÊNCIAS E TRAUMAS QUE O BULLYING TRÁS.</text:span></text:p>
      <text:p text:style-name="P12"><text:span text:style-name="T8">"As consequências do bullying podem ser devastadoras e irreversíveis para a vítima. Os primeiros sintomas são o isolamento social da vítima, que não se vê como alguém que pertence àquele grupo. A partir daí, pode haver uma queda no rendimento escolar, queda na autoestima, quadros de depressão, transtorno de ansiedade, síndrome do pânico e outros distúrbios psíquicos. Quando não tratados, esses quadros podem levar o jovem a tentar o suicídio.”</text:span></text:p>
      <text:p text:style-name="P12"><text:span text:style-name="T8">"Se os traumas do bullying não forem tratados, a vítima pode guardar aquele sofrimento em seu subconsciente, que virá a se manifestar diversas vezes em sua vida adulta, dificultando as relações pessoais, a vida em sociedade, afetando a sua carreira profissional e até levando ao desenvolvimento de vícios em drogas e álcool."</text:span></text:p>
      <text:p text:style-name="P12"><text:span text:style-name="T8"/></text:p>
      <text:p text:style-name="P13"><text:soft-page-break/><text:span text:style-name="T12">FOTOS QUE REPRESENTAM O BULLYING SOFRIDO NAS ESCOLAS: </text:span></text:p>
      <text:p text:style-name="P14"><text:span text:style-name="T12"/></text:p>
      <text:p text:style-name="P6"><text:span text:style-name="T8"/></text:p>
      <text:p text:style-name="P12"><text:span text:style-name="T8"/></text:p>
      <text:p text:style-name="P12"><text:span text:style-name="T11"/></text:p>
      <text:p text:style-name="P12"><text:span text:style-name="T8"><text:s/></text:span></text:p>
      <text:p text:style-name="P10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20:35.265207762</meta:creation-date>
    <dc:date>2023-04-26T09:20:11.360706145</dc:date>
    <meta:editing-duration>PT8M34S</meta:editing-duration>
    <meta:editing-cycles>1</meta:editing-cycles>
    <meta:document-statistic meta:table-count="0" meta:image-count="0" meta:object-count="0" meta:page-count="2" meta:paragraph-count="13" meta:word-count="195" meta:character-count="1215" meta:non-whitespace-character-count="1029"/>
    <meta:generator>LibreOffice/7.3.6.2$Linux_X86_64 LibreOffice_project/30$Build-2</meta:generator>
  </office:meta>
</office:document-meta>
</file>